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ExceptionResolverComposite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ExceptionResolverComposite.resolveException( HttpServletRequest request , HttpServletResponse response , @ Nullable Object handler , 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ExceptionResolverComposite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ExceptionResolverComposite.setExceptionResolvers( List &lt; HandlerExceptionResolver &gt;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ExceptionResolverComposite.getExceptionResol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